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 svg:font-family="'Liberation Serif'"/>
    <style:font-face style:name="apple-system" svg:font-family="apple-system, BlinkMacSystemFont, 'Segoe UI', Helvetica, Arial, sans-serif, 'Apple Color Emoji', 'Segoe UI Emoji', 'Segoe UI Symbol'"/>
    <style:font-face style:name="宋体" svg:font-family="宋体"/>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Liberation Serif" fo:font-size="12pt" fo:font-weight="normal"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officeooo:paragraph-rsid="002331da" fo:background-color="transparent" style:font-name-asian="Liberation Serif" style:font-name-complex="Liberation Serif"/>
    </style:style>
    <style:style style:name="P5" style:family="paragraph" style:parent-style-name="Standard">
      <style:paragraph-properties fo:line-height="100%" fo:text-align="center" style:justify-single-word="false"/>
      <style:text-properties style:use-window-font-color="true" style:font-name="宋体" fo:font-size="11pt" fo:font-weight="normal" fo:background-color="transparent" style:font-name-asian="宋体" style:font-name-complex="宋体"/>
    </style:style>
    <style:style style:name="P6" style:family="paragraph" style:parent-style-name="Standard">
      <style:paragraph-properties fo:line-height="100%" fo:text-align="start" style:justify-single-word="false"/>
      <style:text-properties style:use-window-font-color="true" style:font-name="宋体" fo:font-size="11pt" fo:font-weight="normal" fo:background-color="transparent" style:font-name-asian="宋体" style:font-name-complex="宋体"/>
    </style:style>
    <style:style style:name="P7" style:family="paragraph" style:parent-style-name="Standard">
      <style:paragraph-properties fo:line-height="100%" fo:text-align="start" style:justify-single-word="false"/>
      <style:text-properties style:use-window-font-color="true" style:font-name="宋体" fo:font-size="11pt" fo:font-weight="normal" officeooo:paragraph-rsid="0020c28e" fo:background-color="transparent" style:font-name-asian="宋体" style:font-name-complex="宋体"/>
    </style:style>
    <style:style style:name="P8" style:family="paragraph" style:parent-style-name="Standard" style:list-style-name="L2">
      <style:paragraph-properties fo:line-height="100%" fo:text-align="start" style:justify-single-word="false"/>
      <style:text-properties style:use-window-font-color="true" style:font-name="宋体" fo:font-size="11pt" fo:font-weight="normal" officeooo:rsid="0020c28e" officeooo:paragraph-rsid="0020c28e" fo:background-color="transparent" style:font-name-asian="宋体" style:font-name-complex="宋体"/>
    </style:style>
    <style:style style:name="P9" style:family="paragraph" style:parent-style-name="Standard" style:list-style-name="L2">
      <style:paragraph-properties fo:line-height="100%" fo:text-align="start" style:justify-single-word="false"/>
      <style:text-properties style:use-window-font-color="true" style:font-name="宋体" fo:font-size="11pt" fo:font-weight="normal" officeooo:rsid="0020c28e" officeooo:paragraph-rsid="0020f411" fo:background-color="transparent" style:font-name-asian="宋体" style:font-name-complex="宋体"/>
    </style:style>
    <style:style style:name="P10" style:family="paragraph" style:parent-style-name="Standard" style:list-style-name="L2">
      <style:paragraph-properties fo:line-height="100%" fo:text-align="start" style:justify-single-word="false"/>
      <style:text-properties style:use-window-font-color="true" style:font-name="宋体" fo:font-size="11pt" fo:font-weight="normal" officeooo:rsid="0020cf6a" officeooo:paragraph-rsid="0020cf6a" fo:background-color="transparent" style:font-name-asian="宋体" style:font-name-complex="宋体"/>
    </style:style>
    <style:style style:name="P11" style:family="paragraph" style:parent-style-name="Standard">
      <style:paragraph-properties fo:line-height="100%" fo:text-align="start" style:justify-single-word="false"/>
      <style:text-properties style:use-window-font-color="true" style:font-name="宋体" fo:font-size="11pt" fo:font-weight="normal" officeooo:rsid="002331da" officeooo:paragraph-rsid="002331da" fo:background-color="transparent" style:font-name-asian="宋体" style:font-name-complex="宋体"/>
    </style:style>
    <style:style style:name="P12" style:family="paragraph" style:parent-style-name="Standard" style:list-style-name="L2">
      <style:paragraph-properties fo:line-height="100%" fo:text-align="start" style:justify-single-word="false"/>
      <style:text-properties style:use-window-font-color="true" style:font-name="宋体" fo:font-size="11pt" fo:font-weight="bold" officeooo:rsid="0021ac56" officeooo:paragraph-rsid="0021ac56" fo:background-color="transparent" style:font-name-asian="宋体" style:font-weight-asian="bold" style:font-name-complex="宋体" style:font-weight-complex="bold"/>
    </style:style>
    <style:style style:name="P13" style:family="paragraph" style:parent-style-name="Standard">
      <style:paragraph-properties fo:line-height="100%" fo:text-align="start" style:justify-single-word="false"/>
      <style:text-properties fo:font-variant="normal" fo:text-transform="none" fo:color="#2a2a2a" style:font-name="Arial" fo:font-size="14pt" fo:letter-spacing="normal" fo:font-style="normal" fo:font-weight="normal" officeooo:paragraph-rsid="002743f8" fo:background-color="transparent" style:font-name-asian="宋体" style:font-name-complex="宋体"/>
    </style:style>
    <style:style style:name="P14" style:family="paragraph" style:parent-style-name="Standard">
      <style:paragraph-properties fo:line-height="100%" fo:text-align="start" style:justify-single-word="false"/>
      <style:text-properties fo:font-variant="normal" fo:text-transform="none" fo:color="#24292e" style:font-name="apple-system" fo:font-size="12pt" fo:letter-spacing="normal" fo:font-style="normal" fo:font-weight="normal" officeooo:paragraph-rsid="002af16c" fo:background-color="transparent" style:font-name-asian="宋体" style:font-name-complex="宋体"/>
    </style:style>
    <style:style style:name="P15" style:family="paragraph" style:parent-style-name="Standard">
      <style:paragraph-properties fo:line-height="100%" fo:text-align="start" style:justify-single-word="false"/>
      <style:text-properties fo:font-variant="normal" fo:text-transform="none" fo:color="#24292e" style:font-name="apple-system" fo:font-size="12pt" fo:letter-spacing="normal" fo:font-style="normal" fo:font-weight="normal" officeooo:paragraph-rsid="002c1ce5" fo:background-color="transparent" style:font-name-asian="宋体" style:font-name-complex="宋体"/>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officeooo:rsid="001f881c" fo:background-color="transparent" loext:char-shading-value="0" style:font-name-asian="Liberation Serif" style:font-name-complex="Liberation Serif"/>
    </style:style>
    <style:style style:name="T3"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4" style:family="text">
      <style:text-properties officeooo:rsid="002068af"/>
    </style:style>
    <style:style style:name="T5" style:family="text">
      <style:text-properties officeooo:rsid="0020c28e"/>
    </style:style>
    <style:style style:name="T6" style:family="text">
      <style:text-properties style:font-name="Liberation Serif" fo:font-size="12pt" style:font-name-asian="Liberation Serif" style:font-name-complex="Liberation Serif"/>
    </style:style>
    <style:style style:name="T7" style:family="text">
      <style:text-properties style:font-name="Liberation Serif" fo:font-size="12pt" officeooo:rsid="002331da" style:font-name-asian="Liberation Serif" style:font-name-complex="Liberation Serif"/>
    </style:style>
    <style:style style:name="T8" style:family="text">
      <style:text-properties style:font-name="Liberation Serif" fo:font-size="12pt" officeooo:rsid="002743f8" style:font-name-asian="Liberation Serif" style:font-name-complex="Liberation Serif"/>
    </style:style>
    <style:style style:name="T9" style:family="text">
      <style:text-properties style:font-name="Liberation Serif" fo:font-size="12pt" officeooo:rsid="00291052" style:font-name-asian="Liberation Serif" style:font-name-complex="Liberation Serif"/>
    </style:style>
    <style:style style:name="T10" style:family="text">
      <style:text-properties style:font-name="Liberation Serif" fo:font-size="12pt" officeooo:rsid="002a106d" style:font-name-asian="Liberation Serif" style:font-name-complex="Liberation Serif"/>
    </style:style>
    <style:style style:name="T11" style:family="text">
      <style:text-properties officeooo:rsid="0020cf6a"/>
    </style:style>
    <style:style style:name="T12" style:family="text">
      <style:text-properties fo:font-weight="bold" style:font-weight-asian="bold" style:font-weight-complex="bold"/>
    </style:style>
    <style:style style:name="T13" style:family="text">
      <style:text-properties fo:font-weight="bold" officeooo:rsid="002068af" style:font-weight-asian="bold" style:font-weight-complex="bold"/>
    </style:style>
    <style:style style:name="T14" style:family="text">
      <style:text-properties fo:font-weight="bold" officeooo:rsid="00248d91"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331da"/>
    </style:style>
    <style:style style:name="T17" style:family="text">
      <style:text-properties officeooo:rsid="0026fefc"/>
    </style:style>
    <style:style style:name="T18" style:family="text">
      <style:text-properties style:font-name="Liberation Serif1"/>
    </style:style>
    <style:style style:name="T19" style:family="text">
      <style:text-properties style:font-name="Liberation Serif1" officeooo:rsid="002af16c"/>
    </style:style>
    <style:style style:name="T20" style:family="text">
      <style:text-properties style:font-name="Liberation Serif1" officeooo:rsid="002c1ce5"/>
    </style:style>
    <style:style style:name="T21" style:family="text">
      <style:text-properties style:font-name="Liberation Serif1" officeooo:rsid="002d6798"/>
    </style:style>
    <style:style style:name="T22" style:family="text">
      <style:text-properties style:font-name="Liberation Serif1" officeooo:rsid="002df6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orem Proving <text:s/>of First Order Logic for Solving Pronoun Disambiguation Problems</text:p>
      <text:p text:style-name="P5"/>
      <text:p text:style-name="P3">abstract</text:p>
      <text:p text:style-name="P1"><text:span text:style-name="T1">In this paper, we propose theorem proving of first order logic for solving pronoun disambiguation problems(PDP). The PDP task introduced in this paper contains the extended version of the publicly available questions in the Winograd Schema Challenge(WSC)</text:span><text:span text:style-name="T3">[1]</text:span><text:span text:style-name="T1">. To solve publicly available questions in the WSC, a question answering system must have the ability of finding the commonsense knowlegde and reasoning out the answer based on the commonsense knowledge. To focus on the ability of reasoning out the answer, we build the extended version of publicly availabe questions in the WSC by manually adding related commonsense knowledge to each question. And then we build a question answering system using the alogrithm of theorem proving of first order logic. In result, our quesion answering system achieves 63.75% accuracy, outperforming R-NET</text:span><text:span text:style-name="T3">[2]</text:span><text:span text:style-name="T1"> in the test set.</text:span></text:p>
      <text:p text:style-name="P6"/>
      <text:p text:style-name="P3">Keywords: Winograd Schema Challenge(WSC), First Order Logic, Pronoun Disambiguation Problems, Logical Reasoning</text:p>
      <text:p text:style-name="P6"/>
      <text:p text:style-name="P6"/>
      <text:p text:style-name="P3">1. Introduction</text:p>
      <text:p text:style-name="P3"><text:tab/>What is WSC.</text:p>
      <text:p text:style-name="P3"><text:tab/>Difficulty in Solving WSC</text:p>
      <text:p text:style-name="P3"><text:s/><text:tab/>Our method</text:p>
      <text:p text:style-name="P3"><text:tab/>Introduce the remaining parts of this paper</text:p>
      <text:p text:style-name="P3"><text:tab/></text:p>
      <text:p text:style-name="P1"><text:span text:style-name="T1">In recent years, many systems which do not have the human-like intelligence have passed the Turing Test</text:span><text:span text:style-name="T3">[3]</text:span><text:span text:style-name="T1">. Therefore, many possible Turing Test alternatives have been proposed </text:span><text:span text:style-name="T3">[4,5,6]</text:span><text:span text:style-name="T1">. Among these possible alternatives, the Winograd Schema Challenge(WSC) is proposed by Hector Levesque, a computer scientist at the university of Toronto. It is a multiple-choice test that employs questions of a very specific structure</text:span><text:span text:style-name="T3">[7, wiki]</text:span><text:span text:style-name="T1">. Every Winograd Schema(WS) question is a pronoun disambiguation problem. For example</text:span><text:span text:style-name="T3">[8, wsc collections]</text:span><text:span text:style-name="T1">:</text:span></text:p>
      <text:p text:style-name="P3"><text:tab/>Description: The trophy doesn’t fit into the brown suitcase because it’s too small. </text:p>
      <text:p text:style-name="P3"><text:tab/>Question: What is too small?</text:p>
      <text:p text:style-name="P3"><text:tab/>Candidate answers: The trophy / the brown suitcase.</text:p>
      <text:p text:style-name="P1"><text:span text:style-name="T1">To solve the example problem showed above is to find the word to replace “what” in the question sentence. As we know, if thing A is big and thing B is small, then thing A can’t fit into thing B. So, by substituting "thing A" with "the trophy" and substituting "thing B" with "the brown suitcase", we can reason that if the trophy is big and the brown suitcase is big, then the trophy dosen't fit into the brown suitcase.So we know that the correct answer to this question is “the brown suitcase”. But for a machine, it might not have commonsense knowledge about the relationship between the word “small” and the phrase “fit into”, and it doesn’t know how to use commonsense knowledge to reason out the correct answer. Therefore, the key to solve WS question is to find the commonsense knowledge related to the question and reason out the answer by using the commonsense knowledge. To solve WS question, </text:span><text:span text:style-name="T3">Arpit Sharma et al.</text:span><text:span text:style-name="T1"> </text:span><text:span text:style-name="T3">[2015] </text:span><text:span text:style-name="T1">used Google search to find the related commonsense knowledge and then used semantic parser to build the semantic representation graphs of the commonsense knowledge and the question. Finally, they reasoned on theses semantic representation graphs to find the answer. Among 282 WS questions, they select 71 pairs of the questions to solve and their system was able to answer 53 pairs. </text:span><text:span text:style-name="T3">Quan Liu et al. [2016]</text:span><text:span text:style-name="T1"> proposed a commonsense knowledge enhanced embeddings model, which uses three knowledge base, WordNet, ConceptNet, CauseCom to search for commonsense knowledge related to the question and then uses the commonsense knowledge to learn knowledge enhanced embeddings. It achieves the best system with the highest accuracy 58.3% in 2016 Winograd Schema Challenge. Both of these two methods use its own way to find commmonsense knowledge and then use commonsense knwoledge to reason out the answer, so theses two methods may get different number of correct </text:span><text:soft-page-break/><text:span text:style-name="T1">commonsense knowledge </text:span><text:span text:style-name="T2">related </text:span><text:span text:style-name="T1">to the WS question and we can't explicitly tell which method has the better ability of reasoning. Therefore, we can manually add commonsense knowledge in the form of natural language for each WS question, which we call extended winograd schema(ExtWS) question. For example:</text:span></text:p>
      <text:p text:style-name="P3"><text:tab/>Description: The trophy doesn’t fit into the brown suitcase because it’s too small. </text:p>
      <text:p text:style-name="P3"><text:tab/>Knowledge: If thing A is big and thing B is small, then thing A can't fit into thing B.</text:p>
      <text:p text:style-name="P3"><text:tab/>Question: What is too small?</text:p>
      <text:p text:style-name="P3"><text:tab/>Candidate answers: The trophy / the brown suitcase.</text:p>
      <text:p text:style-name="P1"><text:span text:style-name="T1">ExtWS question can be used to test a question answering system's ability of reading understanding and reasoning on natural language. To solve ExtWS questions, we proposed theorem proving of first order logic algorithm and we got 63.75% on 298 ExtWS questions and we used </text:span><text:span text:style-name="T3">R-NET[2016]</text:span><text:span text:style-name="T1"> to solve ExtWS questions, and make a compristion between these two results.</text:span></text:p>
      <text:p text:style-name="P3">The remainder of the paper will start with introducing <text:span text:style-name="T16">preparation of building our question answering system, which insists of three parts. First is to introduce </text:span>the <text:span text:style-name="T4">ExtWSC dataset and the next two part is to introduce two necessary tools used to </text:span><text:s/>build our question answering system. <text:span text:style-name="T4">One of the tools is </text:span><text:span text:style-name="T13">Sempre</text:span><text:span text:style-name="T14">[9]</text:span><text:span text:style-name="T4">, which can be used as a semantic parser. The other is </text:span><text:span text:style-name="T13">Z3-prover</text:span><text:span text:style-name="T14">[10]</text:span><text:span text:style-name="T4">, <text:s/>a theorem prover, which we use to reason out the answer. T</text:span>hen we will introduce the alogrithm of theorem proving of first order logic.After that, we present the experiment result and experiment analysis on solving ExtWSC. At last, we make conclusion and talk about our future work. </text:p>
      <text:p text:style-name="P6"/>
      <text:p text:style-name="P4">2. <text:span text:style-name="T16">Preparations</text:span></text:p>
      <text:p text:style-name="P4"><text:span text:style-name="T16">2.1 </text:span>The <text:span text:style-name="T4">ExtWSC Dataset</text:span></text:p>
      <text:p text:style-name="P7"><text:span text:style-name="T5">The ExtWSC dataset includes 298 questions. Compared with the WSC dataset, the ExtWSC dataset extends almost every question in the WSC dataset with one or more related commonsense knowledge sentences in the form of natural language. <text:s/>There are still some complicate questions which we don’t know how to add commonsense knowledge sentences for. </text:span></text:p>
      <text:list xml:id="list3052342437556336347" text:style-name="L2">
        <text:list-item>
          <text:p text:style-name="P9"><text:span text:style-name="T12">One Sentence:</text:span> In the ExtWSC dataset, some questions are only related to one commonsense knowledge sentence and we human can reason out the answer by using this only one sentence.</text:p>
          <text:p text:style-name="P9">For example:</text:p>
          <text:p text:style-name="P8"><text:span text:style-name="T12">Description:</text:span> The trophy doesn't fit into the brown suitcase, because it's too small.</text:p>
          <text:p text:style-name="P8"><text:span text:style-name="T12">Knowlegde:</text:span> If thing B is large and thing C is small, then thing B doesn’t fit into thing C.</text:p>
          <text:p text:style-name="P8"><text:span text:style-name="T12">Question:</text:span> What is too small?</text:p>
          <text:p text:style-name="P8"><text:span text:style-name="T12">Answers pair:</text:span> The suitcase / the trophy.</text:p>
          <text:p text:style-name="P8"/>
        </text:list-item>
        <text:list-item>
          <text:p text:style-name="P9"><text:span text:style-name="T12">More Sentences:</text:span> There are also some questions related to more <text:span text:style-name="T11">commonsense knowledge sentences and we can reason out the answer if and only if we use all these sentences.</text:span></text:p>
          <text:p text:style-name="P9"><text:span text:style-name="T11">For example:</text:span></text:p>
          <text:p text:style-name="P10"><text:span text:style-name="T12">Description: </text:span>The customer walked into the bank and stabbed one of the tellers. He was immediately taken to the emergency room.</text:p>
          <text:p text:style-name="P10"><text:span text:style-name="T12">Knowledge:</text:span> If person B stabs person C, then person C might be hurt. If person B is hurt, then person B might be taken to emergency room.</text:p>
          <text:p text:style-name="P10"><text:span text:style-name="T12">Question: </text:span>Who was taken to the emergency room?</text:p>
          <text:p text:style-name="P10"><text:span text:style-name="T12">Answers pair:</text:span> The teller / the customer.</text:p>
          <text:p text:style-name="P12"/>
        </text:list-item>
        <text:list-item>
          <text:p text:style-name="P12">Complicate Qeustions:<text:span text:style-name="T15"> There are still some questions which are too complicate to add commonsense knowledge sentences. </text:span></text:p>
          <text:p text:style-name="P12"><text:span text:style-name="T15">For example:</text:span></text:p>
          <text:p text:style-name="P12">Description:<text:span text:style-name="T15"> This book introduced Shakespeare to Goethe; it was a fine selection of his writing.</text:span></text:p>
          <text:p text:style-name="P12"><text:soft-page-break/>Question:<text:span text:style-name="T15"> Fine selection of whose writing?</text:span></text:p>
          <text:p text:style-name="P12">Answers pair:<text:span text:style-name="T15"> Ovid / <text:s/>Shakespeare</text:span></text:p>
          <text:p text:style-name="P12"><text:span text:style-name="T15">To reason out the answer to this question, we must know who Shakespeare is and who Goethe is and there are no direct relations between the word “introduced” and the phrase “selection of his writing”. Therefore, our system can not reason out the answer to such question.</text:span></text:p>
        </text:list-item>
      </text:list>
      <text:p text:style-name="P7"><text:span text:style-name="T7">2</text:span><text:span text:style-name="T6">.</text:span><text:span text:style-name="T7">2</text:span><text:span text:style-name="T6"> </text:span><text:span text:style-name="T7">Sempre</text:span></text:p>
      <text:p text:style-name="P13"><text:span text:style-name="T7">SEMPRE is a toolkit for training semantic parsers, which </text:span><text:span text:style-name="T8">transform natural language texts</text:span><text:span text:style-name="T7"> to <text:s/>intermediate logical forms.</text:span><text:span text:style-name="T8"> Its source code is available on </text:span><text:a xlink:type="simple" xlink:href="https://github.com/percyliang/sempre" text:style-name="Internet_20_link" text:visited-style-name="Visited_20_Internet_20_Link"><text:span text:style-name="T8">https://github.com/percyliang/sempre</text:span></text:a><text:span text:style-name="T8">, </text:span><text:span text:style-name="T9">so we can download the source code in the github and then use script to run Sempre</text:span><text:span text:style-name="T8">. In this paper, we use Sempre to parse </text:span><text:span text:style-name="T9">sentences in </text:span><text:span text:style-name="T8">ExtWSC questions. </text:span><text:span text:style-name="T9">Its parsing result consists of three main parts. One is “Lemmatized Tokens”, which shows all the lemmatized tokens in the sentence. Another one is “POS tags”, identifying which word is a verb and which a word is noun and so on. <text:s/>The last one is “Dependency children”, identifying words’ relations in the sentence. For example, if we use Sempre to parse the sentence “The trophy can’t fit into the brown suitcase”, we will know the subject of the phrase “fit into” is “trophy” and the object is “suitcase”. Based on Sempre’s parsing result, our algorithm can generate the Z3-prover code file which represent the first order logic information about natural language sentence. </text:span><text:span text:style-name="T10">Z3-prover code file contains the code that can be resolved by Z3-prover. We introduce this in next part.</text:span></text:p>
      <text:p text:style-name="P11"><text:span text:style-name="T7"/></text:p>
      <text:p text:style-name="P11"><text:span text:style-name="T7">2.</text:span><text:span text:style-name="T6">3 Z3-prover</text:span></text:p>
      <text:p text:style-name="P15"><text:span text:style-name="T19">Z</text:span><text:span text:style-name="T18">3-</text:span><text:span text:style-name="T19">prover</text:span><text:span text:style-name="T18"> is a theorem prover from Microsoft Research. </text:span><text:span text:style-name="T19">Its source code is available on </text:span><text:a xlink:type="simple" xlink:href="https://github.com/Z3Prover/z3" text:style-name="Internet_20_link" text:visited-style-name="Visited_20_Internet_20_Link"><text:span text:style-name="T19">https://github.com/Z3Prover/z3</text:span></text:a><text:span text:style-name="T19">, so we can download the source code in the github and build it. Then we can use script to run it.</text:span><text:span text:style-name="T20"> In our algorithm, we use first order logic language to represent sentences in the form of natural language. So we have to identify entities and predicates in the sentences. </text:span><text:span text:style-name="T19"><text:s/></text:span><text:span text:style-name="T21">According to</text:span><text:span text:style-name="T20"> Z3-prover’</text:span><text:span text:style-name="T21">s syntax</text:span><text:span text:style-name="T20">, we can define sort, constant, relation </text:span><text:span text:style-name="T21">in a Z3-prover code file</text:span><text:span text:style-name="T20">. Constant can be used to identify a identical entity. Sort is used to identify what sort a constant belongs to. Relation is used to identify a predicate and its parameters. Paramters can be any constant with the specific sort <text:s/>matching that one declared in the relation. </text:span><text:span text:style-name="T21">Once we identify all the entities and predicates in the sentences, we can write first order logic formula to represent the description sentences and the commonsense knowledge sentences in the ExtWSC question. Then</text:span><text:span text:style-name="T19">, we use Z3-prover to parse our Z3-prover code file and get its resolving result. </text:span><text:span text:style-name="T22">At last,</text:span><text:span text:style-name="T19"> we can reason out the answer to the ExtWSC question based on the result.</text:span></text:p>
      <text:p text:style-name="P14"><text:span text:style-name="T19"/></text:p>
      <text:p text:style-name="P3">4. Algorithm</text:p>
      <text:p text:style-name="P6"/>
      <text:p text:style-name="P3">5. Experiments</text:p>
      <text:p text:style-name="P6"/>
      <text:p text:style-name="P3">6. Conclusion <text:span text:style-name="T17">and Future Work</text:span></text:p>
      <text:p text:style-name="P6"/>
      <text:p text:style-name="P3">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 svg:font-family="'Liberation Serif'"/>
    <style:font-face style:name="apple-system" svg:font-family="apple-system, BlinkMacSystemFont, 'Segoe UI', Helvetica, Arial, sans-serif, 'Apple Color Emoji', 'Segoe UI Emoji', 'Segoe UI Symbol'"/>
    <style:font-face style:name="宋体" svg:font-family="宋体"/>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Noto Sans CJK SC Regular" style:font-size-asian="12pt" style:language-asian="en" style:country-asian="US" style:font-name-complex="Noto Sans CJK SC Regular"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Noto Sans CJK SC Regular"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9:38:10.057408833</dc:date>
    <meta:editing-duration>PT5H18M8S</meta:editing-duration>
    <meta:editing-cycles>13</meta:editing-cycles>
    <meta:generator>LibreOffice/5.1.6.2$Linux_X86_64 LibreOffice_project/10m0$Build-2</meta:generator>
    <meta:document-statistic meta:table-count="0" meta:image-count="0" meta:object-count="0" meta:page-count="3" meta:paragraph-count="52" meta:word-count="1580" meta:character-count="9621" meta:non-whitespace-character-count="8088"/>
  </office:meta>
</office:document-meta>
</file>